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style:font-weight-asian="bold" style:font-weight-complex="bold"/>
    </style:style>
    <style:style style:name="P4" style:family="paragraph" style:parent-style-name="Standard" style:list-style-name="L4">
      <style:text-properties fo:font-weight="bold" style:font-weight-asian="bold" style:font-weight-complex="bold"/>
    </style:style>
    <style:style style:name="P5" style:family="paragraph" style:parent-style-name="Standard" style:list-style-name="L5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1">
      <style:text-properties fo:font-weight="normal" style:font-weight-asian="normal" style:font-weight-complex="normal"/>
    </style:style>
    <style:style style:name="P8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er AI</text:p>
      <text:p text:style-name="P1"/>
      <text:list xml:id="list6847166676286921655" text:style-name="L3">
        <text:list-item>
          <text:p text:style-name="P3"><text:span text:style-name="T1">Player AI must have access to the available placement positions on the map.</text:span></text:p>
        </text:list-item>
        <text:list-item>
          <text:p text:style-name="P3"><text:span text:style-name="T1">Can view the remaining tiles.</text:span></text:p>
        </text:list-item>
        <text:list-item>
          <text:p text:style-name="P8"><text:span text:style-name="T1">Can view current game scores.</text:span></text:p>
        </text:list-item>
      </text:list>
      <text:list xml:id="list8159474985045687521" text:style-name="L1">
        <text:list-item>
          <text:p text:style-name="P2"><text:span text:style-name="T1">Places where the new tile must be placed with at least one edge adjacent and abutting one previously placed tile.</text:span></text:p>
        </text:list-item>
        <text:list-item>
          <text:p text:style-name="P7">The new tile must be placed so that all field, city, and road segments on the tile continue the abutting tiles fields, cities and roads.</text:p>
        </text:list-item>
        <text:list-item>
          <text:p text:style-name="P7">In rare circumstances where the drawn tile cannot be placed, it must be able to draw another tile.</text:p>
        </text:list-item>
        <text:list-item>
          <text:p text:style-name="P7">Has the option to place a follower on the tile just placed, if there are available territory's (ie there is a field, city or road that is not already claimed.</text:p>
          <text:list>
            <text:list-item>
              <text:p text:style-name="P7">Can view pertinent locations of a tile. </text:p>
            </text:list-item>
          </text:list>
        </text:list-item>
        <text:list-item>
          <text:p text:style-name="P7">Can recollect follower after a claimed segment is completed.</text:p>
        </text:list-item>
        <text:list-item>
          <text:p text:style-name="P7">Can view number of followers left.</text:p>
        </text:list-item>
      </text:list>
      <text:p text:style-name="P6"/>
      <text:p text:style-name="P1">Board Manager</text:p>
      <text:p text:style-name="P1"/>
      <text:list xml:id="list6825575576613954738" text:style-name="L5">
        <text:list-item>
          <text:p text:style-name="P5"><text:span text:style-name="T1">Distributes cards to the players</text:span></text:p>
          <text:list>
            <text:list-item>
              <text:p text:style-name="P5"><text:span text:style-name="T1">Randomizes stack of tiles at beginning</text:span></text:p>
            </text:list-item>
          </text:list>
        </text:list-item>
      </text:list>
      <text:list xml:id="list647303875774903410" text:style-name="L4">
        <text:list-item>
          <text:p text:style-name="P4"><text:span text:style-name="T1">Keeps track of the board / collection of tiles.</text:span></text:p>
          <text:list>
            <text:list-item>
              <text:p text:style-name="P4"><text:span text:style-name="T1">Recognize contiguous fields, buildings and roads.</text:span></text:p>
            </text:list-item>
          </text:list>
        </text:list-item>
        <text:list-item>
          <text:p text:style-name="P4"><text:span text:style-name="T1">Recognizes when a segment is completed and distributes points accordingly.</text:span></text:p>
        </text:list-item>
        <text:list-item>
          <text:p text:style-name="P4"><text:span text:style-name="T1">At end of game gives players points for uncompleted segments and farmers</text:span></text:p>
          <text:list>
            <text:list-item>
              <text:p text:style-name="P4"><text:span text:style-name="T1">Recognize territory ownership based on meeple count</text:span></text:p>
            </text:list-item>
          </text:list>
        </text:list-item>
        <text:list-item>
          <text:p text:style-name="P4"><text:span text:style-name="T1">Control game life cycle, control turn cycle</text:span></text:p>
        </text:list-item>
      </text:list>
      <text:p text:style-name="P1"><text:span text:style-name="T1"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Helvetica, Arial, sans-serif, 'Apple Color Emoji', 'Segoe UI Emoji', 'Segoe UI Symbol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   </meta:initial-creator>
    <meta:creation-date>2016-11-06T19:08:37.28</meta:creation-date>
    <meta:document-statistic meta:table-count="0" meta:image-count="0" meta:object-count="0" meta:page-count="1" meta:paragraph-count="20" meta:word-count="222" meta:character-count="1218"/>
    <dc:date>2016-11-06T20:05:47.86</dc:date>
    <dc:creator>   </dc:creator>
    <meta:editing-duration>PT5M28S</meta:editing-duration>
    <meta:editing-cycles>1</meta:editing-cycles>
    <meta:generator>OpenOffice/4.1.2$Win32 OpenOffice.org_project/412m3$Build-9782</meta:generator>
  </office:meta>
</office:document-meta>
</file>